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marker-start="Arrow" draw:marker-end="" draw:textarea-vertical-align="middle"/>
    </style:style>
    <style:style style:name="gr3" style:family="graphic" style:parent-style-name="standard">
      <style:graphic-properties draw:stroke="dash" draw:stroke-dash="Ultrafine_20_Dashed" draw:marker-start="Arrow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7cm" fo:min-width="0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style:font-name="Tw Cen MT" fo:font-size="9pt" style:font-size-asian="9pt" style:font-size-complex="9pt"/>
    </style:style>
    <style:style style:name="P4" style:family="paragraph">
      <style:text-properties style:font-name="Tw Cen MT" fo:font-size="9pt" fo:font-style="italic" style:font-size-asian="9pt" style:font-style-asian="italic" style:font-size-complex="9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w Cen MT" fo:font-size="9pt" style:font-size-asian="9pt" style:font-size-complex="9pt"/>
    </style:style>
    <style:style style:name="T3" style:family="text">
      <style:text-properties style:font-name="Tw Cen MT"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cm" svg:height="2.1cm" svg:x="14.9cm" svg:y="2.4cm">
          <text:p text:style-name="P1"><text:span text:style-name="T1">UART</text:span></text:p>
          <text:p text:style-name="P1"><text:span text:style-name="T1">R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cm" svg:height="2.1cm" svg:x="8.4cm" svg:y="2.4cm">
          <text:p text:style-name="P1"><text:span text:style-name="T1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4.9cm" svg:y1="3.45cm" svg:x2="10.4cm" svg:y2="3.45cm" draw:start-shape="id1" draw:start-glue-point="6" draw:end-shape="id2" draw:end-glue-point="10" svg:d="M14900 3450h-4500" svg:viewBox="0 0 4501 1">
          <text:p/>
        </draw:connector>
        <draw:connector draw:style-name="gr3" draw:text-style-name="P1" draw:layer="layout" svg:x1="10.107cm" svg:y1="2.707cm" svg:x2="15.193cm" svg:y2="2.707cm" draw:start-shape="id2" draw:start-glue-point="11" draw:end-shape="id1" draw:end-glue-point="5" svg:d="M10107 2707h5086" svg:viewBox="0 0 5087 1">
          <text:p/>
        </draw:connector>
        <draw:frame draw:style-name="gr4" draw:text-style-name="P3" draw:layer="layout" svg:width="3cm" svg:height="0.602cm" svg:x="11.6cm" svg:y="3.398cm">
          <draw:text-box>
            <text:p><text:span text:style-name="T2">uart_rx_if</text:span></text:p>
          </draw:text-box>
        </draw:frame>
        <draw:frame draw:style-name="gr4" draw:text-style-name="P4" draw:layer="layout" svg:width="3.9cm" svg:height="0.602cm" svg:x="10.8cm" svg:y="2.2cm">
          <draw:text-box>
            <text:p><text:span text:style-name="T3">data_ready() notific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1cm" svg:stroke-color="#000000" draw:marker-start-width="0.22cm" draw:marker-start-center="false" draw:marker-end-width="0.2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7" draw:fill-hatch-name="Hatching_20_1" draw:fill-image-name="Bitmape_20_1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e </meta:initial-creator>
    <meta:creation-date>2014-04-09T08:52:59.666012263</meta:creation-date>
    <dc:date>2014-04-25T17:44:25.347012872</dc:date>
    <dc:creator>David Lacey</dc:creator>
    <meta:editing-duration>PT1H30M26S</meta:editing-duration>
    <meta:editing-cycles>4</meta:editing-cycles>
    <meta:generator>LibreOffice/4.2.3.3$Linux_X86_64 LibreOffice_project/420m0$Build-3</meta:generator>
    <meta:document-statistic meta:object-count="6"/>
  </office:meta>
</office:document-meta>
</file>